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background-color="#FFFFFF"/>
    </style:style>
    <style:style style:name="T3" style:parent-style-name="Policepardéfaut" style:family="text">
      <style:text-properties fo:background-color="#FFFFFF"/>
    </style:style>
    <style:style style:name="T4" style:parent-style-name="Policepardéfaut" style:family="text">
      <style:text-properties fo:background-color="#FFFFFF"/>
    </style:style>
    <style:style style:name="T5" style:parent-style-name="Policepardéfaut" style:family="text">
      <style:text-properties fo:background-color="#FFFFFF"/>
    </style:style>
    <style:style style:name="T6" style:parent-style-name="Policepardéfaut" style:family="text">
      <style:text-properties fo:background-color="#FFFFFF"/>
    </style:style>
    <style:style style:name="T7" style:parent-style-name="Policepardéfaut" style:family="text">
      <style:text-properties fo:background-color="#FFFFFF"/>
    </style:style>
    <style:style style:name="T8" style:parent-style-name="Policepardéfaut" style:family="text">
      <style:text-properties fo:background-color="#FFFFFF"/>
    </style:style>
    <style:style style:name="T9" style:parent-style-name="Policepardéfaut" style:family="text">
      <style:text-properties fo:background-color="#FFFFFF"/>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T12" style:parent-style-name="Policepardéfaut" style:family="text">
      <style:text-properties style:text-position="super 63.6%"/>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office:automatic-styles>
  <office:body>
    <office:text text:use-soft-page-breaks="true">
      <text:p text:style-name="P1">Théo PICHON</text:p>
      <text:p text:style-name="Standard">29 rue du Petit Treuil</text:p>
      <text:p text:style-name="Standard">87100 LIMOGES</text:p>
      <text:p text:style-name="Standard">06 15 17 14 94</text:p>
      <text:p text:style-name="Standard"><text:a xlink:href="mailto:theo.pichon@etu.unilim.fr" office:target-frame-name="_top" xlink:show="replace"><text:span text:style-name="Lienhypertexte">theo.pichon@etu.unilim.fr</text:span></text:a></text:p>
      <text:p text:style-name="Standard"><text:tab/><text:tab/><text:tab/><text:tab/><text:tab/><text:tab/><text:tab/><text:span text:style-name="T2">Responsable du recrutement</text:span></text:p>
      <text:p text:style-name="Standard"><text:span text:style-name="T3"><text:tab/></text:span><text:span text:style-name="T4"><text:tab/></text:span><text:span text:style-name="T5"><text:tab/></text:span><text:span text:style-name="T6"><text:tab/></text:span><text:span text:style-name="T7"><text:tab/></text:span><text:span text:style-name="T8"><text:tab/></text:span><text:span text:style-name="T9"><text:tab/><text:s/>des stagiaires pour<text:s/></text:span>Emakina</text:p>
      <text:p text:style-name="Standard"/>
      <text:p text:style-name="Standard"/>
      <text:p text:style-name="Standard"><text:tab/><text:tab/><text:tab/><text:tab/><text:tab/><text:tab/><text:tab/><text:tab/><text:tab/>A Limoges, le<text:s/>07/12/2018</text:p>
      <text:p text:style-name="Standard"/>
      <text:p text:style-name="Standard">Objet : Demande de Stage du 01/04/2019 au 07/06/2019</text:p>
      <text:p text:style-name="P10">Monsieur,</text:p>
      <text:p text:style-name="P11">Actuellement en 2<text:span text:style-name="T12">ème</text:span><text:s/>année du Diplôme Universitaire de Technologie Informatique à l’institut Universitaire de Technologie du Limousin à Limoges, je souhaite réaliser un stage conventionné d’une durée de 10 semaines dans votre entreprise.</text:p>
      <text:p text:style-name="P13">En effet, vous intervenez dans le secteur d’activité dans lequel je souhaite bâtir ma future carrière, le développement Web. Votre entreprise est réputée pour le développement Web visant à la communication de vos clients. C’est pourquoi je souhaiterais intégrer votre structure en tant que stagiaire pour participer au développement et ainsi à l’amélioration de la<text:s/>communication de<text:s/>vos<text:s/>clients.</text:p>
      <text:p text:style-name="P14">Depuis ma première année d'IUT, j’ai pu acquérir et améliorer certaines compétences comme le travail en équipe, lors d’un projet tutoré, ou encore la polyvalence et les bonnes méthodes de production informatiques lors de divers projets réalisés durant mon diplôme.</text:p>
      <text:p text:style-name="P15">Ce stage me permettra d'apprendre à mettre en pratique et en service les connaissances et compétences que j’ai acquises à l'IUT. Il développera également mon expérience professionnelle et me permettra d’acquérir les standards de développement qui sont propre à votre entreprise.</text:p>
      <text:p text:style-name="P16">Je reste à votre disposition pour un entretien que vous voudrez bien m'accorder.</text:p>
      <text:p text:style-name="P17">Je vous prie d’agréer, Monsieur, l’expression de mes respectueuses salutations.</text:p>
      <text:p text:style-name="Standard"/>
      <text:p text:style-name="Standard"><text:tab/><text:tab/><text:tab/><text:tab/><text:tab/><text:tab/><text:tab/><text:tab/><text:tab/><text:tab/></text:p>
      <text:p text:style-name="Standard"><text:tab/><text:tab/><text:tab/><text:tab/><text:tab/><text:tab/><text:tab/><text:tab/><text:tab/>Théo PICH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heo Pichon</meta:initial-creator>
    <dc:creator>Theo Pichon</dc:creator>
    <meta:creation-date>2018-12-07T10:11:00Z</meta:creation-date>
    <dc:date>2018-12-07T10:11:00Z</dc:date>
    <meta:print-date>2018-10-30T15:07:00Z</meta:print-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 meta:word-count="258" meta:character-count="1679" meta:row-count="11" meta:non-whitespace-character-count="1424"/>
  </office:meta>
</office:document-meta>
</file>